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382BF000052220000741E30E7169A.svg" manifest:media-type="image/svg+xml"/>
  <manifest:file-entry manifest:full-path="Pictures/100081C90000547000006D3EA2477908.svg" manifest:media-type="image/svg+xml"/>
  <manifest:file-entry manifest:full-path="Pictures/1000455A0000547000006D3EFD5FB85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byssinica SIL" svg:font-family="'Abyssinica SIL'" style:font-pitch="variable"/>
    <style:font-face style:name="Alegreya Sans" svg:font-family="'Alegreya Sans'" style:font-family-generic="swiss" style:font-pitch="variable"/>
    <style:font-face style:name="Alegreya Sans Medium" svg:font-family="'Alegreya Sans Medium'" style:font-family-generic="swiss" style:font-pitch="variable"/>
    <style:font-face style:name="Browallia New" svg:font-family="'Browallia New'" style:font-family-generic="roman" style:font-pitch="variable"/>
    <style:font-face style:name="Browallia New1" svg:font-family="'Browallia Ne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ali Charter" svg:font-family="'Pali Charter'" style:font-family-generic="system" style:font-pitch="variable"/>
    <style:font-face style:name="Pali Charter SmC" svg:font-family="'Pali Charter SmC'" style:font-family-generic="roman" style:font-pitch="variable"/>
    <style:font-face style:name="Pali Charter SmC1" svg:font-family="'Pali Charter Sm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Standard">
      <style:paragraph-properties fo:margin-top="0in" fo:margin-bottom="0.1665in" style:contextual-spacing="false" fo:line-height="100%" fo:text-align="center" style:justify-single-word="false" style:page-number="1" fo:padding="0in" fo:border-left="none" fo:border-right="none" fo:border-top="none" fo:border-bottom="4.51pt solid #000000"/>
      <style:text-properties fo:color="#000000" loext:opacity="100%" style:text-position="-3% 100%" style:font-name="Abyssinica SIL" fo:font-size="16pt" fo:font-style="normal" fo:font-weight="bold" officeooo:paragraph-rsid="002d146b" style:font-name-asian="Pali Charter SmC1" style:font-size-asian="16pt" style:font-style-asian="normal" style:font-weight-asian="bold" style:font-name-complex="Pali Charter SmC1" style:font-size-complex="16pt" style:font-style-complex="normal" style:font-weight-complex="bold"/>
    </style:style>
    <style:style style:name="P2" style:family="paragraph" style:parent-style-name="Standard">
      <style:paragraph-properties fo:margin-top="0in" fo:margin-bottom="0.1665in" style:contextual-spacing="false" fo:line-height="100%" fo:text-align="center" style:justify-single-word="false" fo:padding="0in" fo:border-left="none" fo:border-right="none" fo:border-top="none" fo:border-bottom="4.51pt solid #000000"/>
      <style:text-properties fo:color="#000000" loext:opacity="100%" style:text-position="-3% 100%" style:font-name="Abyssinica SIL" fo:font-size="16pt" fo:font-style="normal" fo:font-weight="bold" officeooo:paragraph-rsid="002d146b" style:font-name-asian="Pali Charter SmC1" style:font-size-asian="16pt" style:font-style-asian="normal" style:font-weight-asian="bold" style:font-name-complex="Pali Charter SmC1" style:font-size-complex="16pt" style:font-style-complex="normal" style:font-weight-complex="bold"/>
    </style:style>
    <style:style style:name="P3" style:family="paragraph" style:parent-style-name="Standard" style:list-style-name="L1">
      <style:paragraph-properties fo:margin-top="0in" fo:margin-bottom="0.1252in" style:contextual-spacing="false" fo:line-height="100%" fo:text-align="justify" style:justify-single-word="false">
        <style:tab-stops>
          <style:tab-stop style:position="0.25in"/>
        </style:tab-stops>
      </style:paragraph-properties>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4" style:family="paragraph" style:parent-style-name="Standard" style:list-style-name="L1">
      <style:paragraph-properties fo:margin-top="0in" fo:margin-bottom="0.0835in" style:contextual-spacing="false" fo:line-height="100%" fo:text-align="justify" style:justify-single-word="false">
        <style:tab-stops>
          <style:tab-stop style:position="0.25in"/>
        </style:tab-stops>
      </style:paragraph-properties>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5" style:family="paragraph" style:parent-style-name="Standard" style:list-style-name="L1">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2d146b" style:font-size-asian="11pt" style:font-size-complex="11pt"/>
    </style:style>
    <style:style style:name="P6" style:family="paragraph" style:parent-style-name="Standard">
      <style:paragraph-properties fo:margin-top="0in" fo:margin-bottom="0.1252in" style:contextual-spacing="false" fo:line-height="100%" fo:text-align="justify" style:justify-single-word="false"/>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7"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8"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3% 100%" style:font-name="Pali Charter SmC" fo:font-size="16pt" officeooo:paragraph-rsid="002d146b" style:font-name-asian="Pali Charter SmC1" style:font-size-asian="16pt" style:font-name-complex="Pali Charter SmC1" style:font-size-complex="16pt"/>
    </style:style>
    <style:style style:name="P9" style:family="paragraph" style:parent-style-name="Standard">
      <style:paragraph-properties fo:margin-top="0in" fo:margin-bottom="0.1665in" style:contextual-spacing="false" fo:line-height="100%" fo:text-align="center" style:justify-single-word="false" fo:padding="0in" fo:border-left="none" fo:border-right="none" fo:border-top="none" fo:border-bottom="4.51pt solid #000000"/>
      <style:text-properties fo:color="#000000" loext:opacity="100%" style:text-position="-3% 100%" style:font-name="Alegreya Sans Medium" fo:font-size="16pt" fo:font-weight="bold" style:font-name-asian="Pali Charter SmC1" style:font-size-asian="16pt" style:font-weight-asian="bold" style:font-name-complex="Pali Charter SmC1" style:font-size-complex="16pt" style:font-weight-complex="bold"/>
    </style:style>
    <style:style style:name="P10" style:family="paragraph" style:parent-style-name="Standard" style:list-style-name="L2">
      <style:paragraph-properties fo:margin-top="0in" fo:margin-bottom="0.1252in" style:contextual-spacing="false" fo:line-height="100%" fo:text-align="justify" style:justify-single-word="false">
        <style:tab-stops>
          <style:tab-stop style:position="0.25in"/>
        </style:tab-stops>
      </style:paragraph-properties>
      <style:text-properties style:font-name="Alegreya Sans" fo:font-size="11pt" officeooo:paragraph-rsid="001e4b34" style:font-size-asian="11pt" style:font-size-complex="11pt"/>
    </style:style>
    <style:style style:name="P11"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1fb12a" style:font-size-asian="11pt" style:font-size-complex="11pt"/>
    </style:style>
    <style:style style:name="P12"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20cea9" style:font-size-asian="11pt" style:font-size-complex="11pt"/>
    </style:style>
    <style:style style:name="P13"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style:font-size-asian="11pt" style:font-size-complex="11pt"/>
    </style:style>
    <style:style style:name="P14"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fo:color="#000000" loext:opacity="100%" style:text-position="0% 100%" style:font-name="Alegreya Sans" fo:font-size="11pt" fo:language="en" fo:country="US" style:text-blinking="false" style:font-name-asian="Calibri1" style:font-size-asian="11pt" style:language-asian="en" style:country-asian="US" style:font-name-complex="Calibri1" style:font-size-complex="11pt" style:language-complex="th" style:country-complex="TH" style:text-emphasize="none" style:text-scale="100%"/>
    </style:style>
    <style:style style:name="P15"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28b2f0" style:font-size-asian="11pt" style:font-size-complex="11pt"/>
    </style:style>
    <style:style style:name="P16" style:family="paragraph" style:parent-style-name="Standard">
      <style:paragraph-properties fo:margin-top="0in" fo:margin-bottom="0.1252in" style:contextual-spacing="false" fo:line-height="100%" fo:text-align="justify" style:justify-single-word="false"/>
      <style:text-properties style:font-name="Alegreya Sans" fo:font-size="11pt" style:font-size-asian="11pt" style:font-size-complex="11pt"/>
    </style:style>
    <style:style style:name="P17"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0% 100%" style:font-name="Alegreya Sans" fo:font-size="11pt" style:font-name-asian="Calibri1" style:font-size-asian="11pt" style:font-name-complex="Calibri1" style:font-size-complex="11pt"/>
    </style:style>
    <style:style style:name="P18"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0% 100%" style:font-name="Calibri" fo:font-size="10pt" style:font-name-asian="Calibri1" style:font-size-asian="10pt" style:font-name-complex="Calibri1" style:font-size-complex="10pt"/>
    </style:style>
    <style:style style:name="P19" style:family="paragraph" style:parent-style-name="Heading_20_2" style:list-style-name="WWNum4">
      <style:paragraph-properties fo:margin-left="0.4in" fo:margin-right="0in" fo:text-indent="-0.4in" style:auto-text-indent="false"/>
    </style:style>
    <style:style style:name="P20" style:family="paragraph" style:parent-style-name="Standard">
      <style:paragraph-properties fo:margin-left="0in" fo:margin-right="-0.1626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Browallia New" fo:font-size="18pt" fo:font-style="normal" style:text-underline-style="none" fo:font-weight="normal" style:font-name-asian="Browallia New1" style:font-size-asian="18pt" style:font-style-asian="normal" style:font-weight-asian="normal" style:font-name-complex="Browallia New1" style:font-size-complex="18pt"/>
    </style:style>
    <style:style style:name="P21"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Browallia New" fo:font-size="18pt" fo:font-style="normal" style:text-underline-style="none" fo:font-weight="normal" style:font-name-asian="Browallia New1" style:font-size-asian="18pt" style:font-style-asian="normal" style:font-weight-asian="normal" style:font-name-complex="Browallia New1" style:font-size-complex="18pt"/>
    </style:style>
    <style:style style:name="P22"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Browallia New" fo:font-size="14pt" fo:font-style="normal" style:text-underline-style="none" fo:font-weight="normal" style:font-name-asian="Browallia New1" style:font-size-asian="14pt" style:font-style-asian="normal" style:font-weight-asian="normal" style:font-name-complex="Browallia New1" style:font-size-complex="14pt"/>
    </style:style>
    <style:style style:name="P23"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style:text-position="0% 100%" style:font-name="Georgia" fo:font-size="13pt" fo:font-weight="bold" style:font-name-asian="Georgia1" style:font-size-asian="13pt" style:font-weight-asian="bold" style:font-name-complex="Georgia1" style:font-size-complex="13pt"/>
    </style:style>
    <style:style style:name="T1" style:family="text">
      <style:text-properties fo:color="#000000" loext:opacity="100%" style:text-position="0% 100%" style:font-name-asian="Calibri1" style:font-name-complex="Calibri1"/>
    </style:style>
    <style:style style:name="T2" style:family="text">
      <style:text-properties fo:color="#000000" loext:opacity="100%" style:text-position="0% 100%" fo:font-style="italic" style:font-name-asian="Calibri1" style:font-style-asian="italic" style:font-name-complex="Calibri1"/>
    </style:style>
    <style:style style:name="T3" style:family="text">
      <style:text-properties officeooo:rsid="001f82c4"/>
    </style:style>
    <style:style style:name="T4" style:family="text">
      <style:text-properties fo:color="#000000" loext:opacity="100%" style:text-position="0% 100%" fo:language="en" fo:country="US" officeooo:rsid="002f2238" style:text-blinking="false" style:font-name-asian="Calibri1" style:language-asian="en" style:country-asian="US" style:font-name-complex="Calibri1" style:language-complex="th" style:country-complex="TH" style:text-emphasize="none" style:text-scale="100%"/>
    </style:style>
    <style:style style:name="T5" style:family="text">
      <style:text-properties fo:color="#000000" loext:opacity="100%" style:text-position="0% 100%" fo:language="en" fo:country="US" style:text-blinking="false" style:font-name-asian="Calibri1" style:language-asian="en" style:country-asian="US" style:font-name-complex="Calibri1" style:language-complex="th" style:country-complex="TH" style:text-emphasize="none" style:text-scale="100%"/>
    </style:style>
    <style:style style:name="T6" style:family="text">
      <style:text-properties fo:color="#000000" loext:opacity="100%" style:text-position="0% 100%" fo:language="en" fo:country="US" officeooo:rsid="001e4b34" style:text-blinking="false" style:font-name-asian="Calibri1" style:language-asian="en" style:country-asian="US" style:font-name-complex="Calibri1" style:language-complex="th" style:country-complex="TH" style:text-emphasize="none" style:text-scale="100%"/>
    </style:style>
    <style:style style:name="T7" style:family="text">
      <style:text-properties fo:color="#000000" loext:opacity="100%" style:text-position="0% 100%" fo:language="en" fo:country="US" officeooo:rsid="0020cea9" style:text-blinking="false" style:font-name-asian="Calibri1" style:language-asian="en" style:country-asian="US" style:font-name-complex="Calibri1" style:language-complex="th" style:country-complex="TH" style:text-emphasize="none" style:text-scale="100%"/>
    </style:style>
    <style:style style:name="T8" style:family="text">
      <style:text-properties fo:color="#000000" loext:opacity="100%" style:text-position="0% 100%" fo:language="en" fo:country="US" officeooo:rsid="001fb12a" style:text-blinking="false" style:font-name-asian="Calibri1" style:language-asian="en" style:country-asian="US" style:font-name-complex="Calibri1" style:language-complex="th" style:country-complex="TH" style:text-emphasize="none" style:text-scale="100%"/>
    </style:style>
    <style:style style:name="T9" style:family="text">
      <style:text-properties fo:color="#000000" loext:opacity="100%" style:text-position="0% 100%" fo:language="en" fo:country="US" officeooo:rsid="0020db94" style:text-blinking="false" style:font-name-asian="Calibri1" style:language-asian="en" style:country-asian="US" style:font-name-complex="Calibri1" style:language-complex="th" style:country-complex="TH" style:text-emphasize="none" style:text-scale="100%"/>
    </style:style>
    <style:style style:name="T10" style:family="text">
      <style:text-properties fo:color="#000000" loext:opacity="100%" style:text-position="0% 100%" fo:language="es" fo:country="ES" style:text-blinking="false" style:font-name-asian="Calibri1" style:language-asian="en" style:country-asian="US" style:font-name-complex="Calibri1" style:language-complex="th" style:country-complex="TH" style:text-emphasize="none" style:text-scale="100%"/>
    </style:style>
    <style:style style:name="T11" style:family="text">
      <style:text-properties fo:color="#000000" loext:opacity="100%" style:text-position="0% 100%" fo:language="en" fo:country="US" officeooo:rsid="0022079a" style:text-blinking="false" style:font-name-asian="Calibri1" style:language-asian="en" style:country-asian="US" style:font-name-complex="Calibri1" style:language-complex="th" style:country-complex="TH" style:text-emphasize="none" style:text-scale="100%"/>
    </style:style>
    <style:style style:name="T12" style:family="text">
      <style:text-properties fo:color="#000000" loext:opacity="100%" style:text-position="0% 100%" fo:language="en" fo:country="US" officeooo:rsid="0023f507" style:text-blinking="false" style:font-name-asian="Calibri1" style:language-asian="en" style:country-asian="US" style:font-name-complex="Calibri1" style:language-complex="th" style:country-complex="TH" style:text-emphasize="none" style:text-scale="100%"/>
    </style:style>
    <style:style style:name="T13" style:family="text">
      <style:text-properties fo:color="#000000" loext:opacity="100%" style:text-position="0% 100%" fo:language="en" fo:country="US" officeooo:rsid="0024e7e6" style:text-blinking="false" style:font-name-asian="Calibri1" style:language-asian="en" style:country-asian="US" style:font-name-complex="Calibri1" style:language-complex="th" style:country-complex="TH" style:text-emphasize="none" style:text-scale="100%"/>
    </style:style>
    <style:style style:name="T14" style:family="text">
      <style:text-properties fo:color="#000000" loext:opacity="100%" style:text-position="0% 100%" fo:language="en" fo:country="US" officeooo:rsid="0025236e" style:text-blinking="false" style:font-name-asian="Calibri1" style:language-asian="en" style:country-asian="US" style:font-name-complex="Calibri1" style:language-complex="th" style:country-complex="TH" style:text-emphasize="none" style:text-scale="100%"/>
    </style:style>
    <style:style style:name="T15" style:family="text">
      <style:text-properties fo:color="#000000" loext:opacity="100%" style:text-position="0% 100%" fo:language="en" fo:country="US" officeooo:rsid="00270b06" style:text-blinking="false" style:font-name-asian="Calibri1" style:language-asian="en" style:country-asian="US" style:font-name-complex="Calibri1" style:language-complex="th" style:country-complex="TH" style:text-emphasize="none" style:text-scale="100%"/>
    </style:style>
    <style:style style:name="T16" style:family="text">
      <style:text-properties fo:color="#000000" loext:opacity="100%" style:text-position="0% 100%" fo:language="en" fo:country="US" officeooo:rsid="0028b2f0" style:text-blinking="false" style:font-name-asian="Calibri1" style:language-asian="en" style:country-asian="US" style:font-name-complex="Calibri1" style:language-complex="th" style:country-complex="TH" style:text-emphasize="none" style:text-scale="100%"/>
    </style:style>
    <style:style style:name="T17" style:family="text">
      <style:text-properties fo:color="#000000" loext:opacity="100%" style:text-position="0% 100%" fo:language="en" fo:country="US" officeooo:rsid="00292691" style:text-blinking="false" style:font-name-asian="Calibri1" style:language-asian="en" style:country-asian="US" style:font-name-complex="Calibri1" style:language-complex="th" style:country-complex="TH" style:text-emphasize="none" style:text-scale="100%"/>
    </style:style>
    <style:style style:name="T18" style:family="text">
      <style:text-properties fo:color="#000000" loext:opacity="100%" style:text-position="0% 100%" fo:language="en" fo:country="US" officeooo:rsid="002b0a26" style:text-blinking="false" style:font-name-asian="Calibri1" style:language-asian="en" style:country-asian="US" style:font-name-complex="Calibri1" style:language-complex="th" style:country-complex="TH" style:text-emphasize="none" style:text-scale="100%"/>
    </style:style>
    <style:style style:name="T19" style:family="text">
      <style:text-properties fo:color="#000000" loext:opacity="100%" style:text-position="0% 100%" fo:language="en" fo:country="US" fo:font-style="italic" style:text-blinking="false" style:font-name-asian="Calibri1" style:language-asian="en" style:country-asian="US" style:font-style-asian="italic" style:font-name-complex="Calibri1" style:language-complex="th" style:country-complex="TH" style:font-style-complex="italic" style:text-emphasize="none" style:text-scale="100%"/>
    </style:style>
    <style:style style:name="T20" style:family="text">
      <style:text-properties fo:color="#000000" loext:opacity="100%" style:text-position="0% 100%" fo:language="en" fo:country="US" officeooo:rsid="002c47db" style:text-blinking="false" style:font-name-asian="Calibri1" style:language-asian="en" style:country-asian="US" style:font-name-complex="Calibri1" style:language-complex="th" style:country-complex="TH" style:text-emphasize="none" style:text-scale="100%"/>
    </style:style>
    <style:style style:name="T21" style:family="text">
      <style:text-properties officeooo:rsid="002b0a26"/>
    </style:style>
    <style:style style:name="T22" style:family="text">
      <style:text-properties style:text-position="0% 100%" style:font-name="Browallia New" fo:font-weight="bold" style:font-name-asian="Browallia New1" style:font-weight-asian="bold" style:font-name-complex="Browallia New1"/>
    </style:style>
    <style:style style:name="T23" style:family="text">
      <style:text-properties style:text-position="0% 100%" style:font-name="Browallia New" fo:font-weight="normal" style:font-name-asian="Browallia New1" style:font-weight-asian="normal" style:font-name-complex="Browallia New1"/>
    </style:style>
    <style:style style:name="T24" style:family="text">
      <style:text-properties style:text-position="0% 100%" style:font-name="Georgia" style:font-name-asian="Georgia1" style:font-name-complex="Georgia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Sangha Regulations in this monastery</text:h>
      <text:list text:style-name="L1">
        <text:list-item>
          <text:h text:style-name="P3" text:outline-level="1">Bhikkhus and novices are not to make requests unless the people are relatives or have made an invitation (to ask for things), and should not make associations with householders or with people ordained outside of the Buddha-sāsana.</text:h>
        </text:list-item>
        <text:list-item>
          <text:h text:style-name="P4" text:outline-level="1">Do not speak about or study worldly pursuits (lit. ‘animal knowledge’), tell lucky numbers, make holy water, give out medicines, tell fortunes, or make or distribute various kinds of auspicious items (e.g. amulets).</text:h>
        </text:list-item>
        <text:list-item>
          <text:h text:style-name="P4" text:outline-level="1">Bhikkhus with less than 5 vassa cannot go travelling alone, unaccompanied, unless there is a necessary reason, or unless there is an appropriate Ajahn travelling with them.</text:h>
        </text:list-item>
        <text:list-item>
          <text:h text:style-name="P4" text:outline-level="1">When you want to do something, consult with the Sangha or the head of the Sangha beforehand. When it is seen as being in line with Dhamma-Vinaya, then it can be done. <text:s/>Don't do things on your own authority.</text:h>
        </text:list-item>
        <text:list-item>
          <text:h text:style-name="P4" text:outline-level="1">Be glad for the dwelling that the Sangha has arranged for you, and keep the kuti clean and well-swept. Keep the path to the kuti clear.</text:h>
        </text:list-item>
        <text:list-item>
          <text:h text:style-name="P4" text:outline-level="1">When work arises for the Sangha, we do it together. When we stop, we stop together. Don't make yourself a nuisance to the community, i.e. someone deceitful and fraudulent, avoiding, evading, and making excuses for yourself.</text:h>
        </text:list-item>
        <text:list-item>
          <text:h text:style-name="P4" text:outline-level="1">When eating almsfood, storing the bowl, washing the bowl, sweeping the monastery, drawing water, bathing, setting up the eating hall, dying robes, listening to a Dhamma talk - in all of these - don't chat with others, but try to do that work in a really true way.</text:h>
        </text:list-item>
        <text:list-item>
          <text:h text:style-name="P4" text:outline-level="1">When finished eating, sweep and tidy the eating hall together, before paying respects together. Then quietly take your requisites back to your kuti.</text:h>
        </text:list-item>
        <text:list-item>
          <text:h text:style-name="P4" text:outline-level="1">Make yourself a person intent on little with regard to speaking, eating, sleeping and boisterousness. Be someone who lives with persistence aroused, and help look after sick bhikkhus and novices with kindness.</text:h>
        </text:list-item>
        <text:list-item>
          <text:h text:style-name="P4" text:outline-level="1">Do not accept silver and gold (money), and do not have others keep it for you. Do not buy, sell, trade or exchange goods.</text:h>
        </text:list-item>
        <text:list-item>
          <text:h text:style-name="P4" text:outline-level="1">When offerings accrue to this community, they are all kept in a central store. When a monk wants something, with the Sangha's approval it will be given to him in line with what is appropriate.</text:h>
        </text:list-item>
        <text:list-item>
          <text:h text:style-name="P4" text:outline-level="1">Do not chat together in groups throughout the day and night all over the place, or even in your kuti, unless there is a necessary reason, and even so, don't be ‘socialites' laughing and making a scene. No smoking or chewing betel nut.</text:h>
        </text:list-item>
        <text:list-item>
          <text:h text:style-name="P4" text:outline-level="1">Sending or receiving letters, or documents, or other materials beyond the monastery requires the notification of the Sangha or the head of the Sangha every time. When the Sangha or the head of the Sangha sees that it is appropriate, then sending or receiving is possible.</text:h>
        </text:list-item>
        <text:list-item>
          <text:h text:style-name="P5" text:outline-level="1"><text:span text:style-name="T1">Bhikkhus and novices who would like to come to this monastery to practice must first have a letter of recommendation from their preceptor and must bring their </text:span><text:span text:style-name="T2">bai-suddhi</text:span><text:span text:style-name="T1"> beforehand; then it may be possible.</text:span></text:h>
        </text:list-item>
        <text:list-item>
          <text:h text:style-name="P5" text:outline-level="1"><text:span text:style-name="T1">Visiting monks and novices coming to stay must show their </text:span><text:span text:style-name="T2">bai-suddhi</text:span><text:span text:style-name="T1"> to the Sangha or the head of the Sangha on the first night. They can arrange to stay for a period not exceeding 3 nights, unless there is a necessary reason.</text:span></text:h>
        </text:list-item>
      </text:list>
      <text:h text:style-name="P6" text:outline-level="1">When anyone disobeys these Sangha regulations, the Sangha has full authority to deal with the matter.</text:h>
      <text:h text:style-name="P7" text:outline-level="1">L.P. Chah Subhaddo (Phra Bodhiñanathera) <text:s/>Jan 1, 2520</text:h>
      <text:h text:style-name="P8" text:outline-level="1"/>
      <text:h text:style-name="P8" text:outline-level="1"/>
      <text:h text:style-name="P8" text:outline-level="1"><text:soft-page-break/></text:h>
      <text:h text:style-name="P9" text:outline-level="1"><text:span text:style-name="T3">Regulaciones de la </text:span>Sangha <text:span text:style-name="T3">en este </text:span>monaster<text:span text:style-name="T3">io</text:span></text:h>
      <text:list text:style-name="L2">
        <text:list-item>
          <text:h text:style-name="P10" text:outline-level="1"><text:span text:style-name="T4">B</text:span><text:span text:style-name="T5">hikkhus y novicios no deben hacer peticiones a menos que sean familiares o hayan </text:span><text:span text:style-name="T6">recibido</text:span><text:span text:style-name="T5"> una invitación (para pedir cosas), y no deben relacionarse con </text:span><text:span text:style-name="T6">personas laicas </text:span><text:span text:style-name="T5">ni con personas ordenadas fuera de </text:span><text:span text:style-name="T6">la </text:span><text:span text:style-name="T5">Buddha-sāsana.</text:span></text:h>
        </text:list-item>
        <text:list-item>
          <text:h text:style-name="P11" text:outline-level="1"><text:span text:style-name="T5">No habl</text:span><text:span text:style-name="T7">es</text:span><text:span text:style-name="T5"> ni estudi</text:span><text:span text:style-name="T7">es</text:span><text:span text:style-name="T5"> sobre actividades mundanas (literalmente, «conocimiento animal»), no d</text:span><text:span text:style-name="T7">igas</text:span><text:span text:style-name="T5"> números de la suerte, no h</text:span><text:span text:style-name="T8">a</text:span><text:span text:style-name="T7">gas</text:span><text:span text:style-name="T5"> agua bendita, no repart</text:span><text:span text:style-name="T7">as</text:span><text:span text:style-name="T5"> medicinas, no adivin</text:span><text:span text:style-name="T7">es</text:span><text:span text:style-name="T5"> la fortuna, ni ha</text:span><text:span text:style-name="T7">gas</text:span><text:span text:style-name="T5"> o distribu</text:span><text:span text:style-name="T7">yas</text:span><text:span text:style-name="T5"> diversos tipos de objetos auspiciosos (por ejemplo, amuletos)</text:span><text:span text:style-name="T1">.</text:span></text:h>
        </text:list-item>
        <text:list-item>
          <text:h text:style-name="P12" text:outline-level="1"><text:span text:style-name="T7">B</text:span><text:span text:style-name="T5">hikkhus con menos de 5 vassa</text:span><text:span text:style-name="T9">s</text:span><text:span text:style-name="T5"> no pueden viajar solos, sin compañía, a menos que exista una razón </text:span><text:span text:style-name="T7">adecuada</text:span><text:span text:style-name="T5"> o que un Ajahn apropiado viaje con ellos</text:span><text:span text:style-name="T10">.</text:span></text:h>
        </text:list-item>
        <text:list-item>
          <text:h text:style-name="P13" text:outline-level="1"><text:span text:style-name="T5">Cuando quieras hacer algo, consulta con la Sangha o con el líder de la Sangha previamente. Si se considera que está en consonancia con Dhamma-Vinaya, entonces se puede hacer. No hagas nada por tu cuenta </text:span><text:span text:style-name="T9">y riesgo</text:span><text:span text:style-name="T5">.</text:span></text:h>
        </text:list-item>
        <text:list-item>
          <text:h text:style-name="P13" text:outline-level="1"><text:span text:style-name="T5">Alégrate por </text:span><text:span text:style-name="T11">el alojamiento</text:span><text:span text:style-name="T5"> que la Sangha ha dispuesto para ti y mantén </text:span><text:span text:style-name="T11">la</text:span><text:span text:style-name="T5"> kuti limpi</text:span><text:span text:style-name="T11">a</text:span><text:span text:style-name="T5"> y bien barrid</text:span><text:span text:style-name="T11">a</text:span><text:span text:style-name="T5">. Mantén despejado el camino hacia </text:span><text:span text:style-name="T11">la</text:span><text:span text:style-name="T5"> kuti.</text:span></text:h>
        </text:list-item>
        <text:list-item>
          <text:h text:style-name="P13" text:outline-level="1"><text:span text:style-name="T5">Cuando </text:span><text:span text:style-name="T12">aparece</text:span><text:span text:style-name="T5"> trabajo para la Sangha, lo hacemos juntos. Cuando terminamos, </text:span><text:span text:style-name="T12">terminamos</text:span><text:span text:style-name="T5"> juntos. No te conviertas en una molestia para la comunidad, es decir, en alguien engañoso y fraudulento, que evita, evade y se excusa.</text:span></text:h>
        </text:list-item>
        <text:list-item>
          <text:h text:style-name="P13" text:outline-level="1"><text:span text:style-name="T5">Al c</text:span><text:span text:style-name="T12">onsumir</text:span><text:span text:style-name="T5"> </text:span><text:span text:style-name="T12">comida de mendicancia</text:span><text:span text:style-name="T5">, guardar el </text:span><text:span text:style-name="T12">bol</text:span><text:span text:style-name="T5">, lavarlo, barrer el monasterio, sacar agua, </text:span><text:span text:style-name="T12">al </text:span><text:span text:style-name="T5">bañarte, preparar el comedor, teñir l</text:span><text:span text:style-name="T12">os </text:span><text:span text:style-name="T13">hábitos</text:span><text:span text:style-name="T5">, escuchar un </text:span><text:span text:style-name="T12">discurso</text:span><text:span text:style-name="T5"> de Dhamma, en todo esto, no charles con otros, sino que intenta realizar ese trabajo de una manera </text:span><text:span text:style-name="T13">atenta y</text:span><text:span text:style-name="T5"> </text:span><text:span text:style-name="T12">dedicada</text:span><text:span text:style-name="T5">.</text:span></text:h>
        </text:list-item>
        <text:list-item>
          <text:h text:style-name="P13" text:outline-level="1"><text:span text:style-name="T1">When finished eating, sweep and tidy the eating hall together, before paying respects together. Then quietly take your requisites back to your kut</text:span><text:span text:style-name="T5">i.Al terminar de comer, barre</text:span><text:span text:style-name="T14">mos</text:span><text:span text:style-name="T5"> y orden</text:span><text:span text:style-name="T14">amos</text:span><text:span text:style-name="T5"> el comedor juntos, antes de presentar juntos </text:span><text:span text:style-name="T14">nuestros respetos</text:span><text:span text:style-name="T5">. Luego, en silencio, </text:span><text:span text:style-name="T14">lleva</text:span><text:span text:style-name="T5"> tus cosas a tu kuti.</text:span></text:h>
        </text:list-item>
        <text:list-item>
          <text:h text:style-name="P13" text:outline-level="1"><text:span text:style-name="T5">Conviértete en una persona </text:span><text:span text:style-name="T15">con tendencia a</text:span><text:span text:style-name="T5"> hablar </text:span><text:span text:style-name="T15">poco</text:span><text:span text:style-name="T5">, comer </text:span><text:span text:style-name="T15">poco</text:span><text:span text:style-name="T5">, dormir </text:span><text:span text:style-name="T15">poco</text:span><text:span text:style-name="T5"> y e</text:span><text:span text:style-name="T15">vitar el</text:span><text:span text:style-name="T5"> bullicio. Sé alguien que viv</text:span><text:span text:style-name="T15">e</text:span><text:span text:style-name="T5"> con perseverancia y ayud</text:span><text:span text:style-name="T15">a</text:span><text:span text:style-name="T5"> a cuidar </text:span><text:span text:style-name="T15">de</text:span><text:span text:style-name="T5"> los bhikkhus y novicios enfermos con amabilidad.</text:span></text:h>
        </text:list-item>
        <text:list-item>
          <text:h text:style-name="P14" text:outline-level="1">No aceptes ni plata ni oro (dinero) ni permitas que otros lo guarden para ti. No compres, vendas, intercambies ni comercies con bienes.</text:h>
        </text:list-item>
        <text:list-item>
          <text:h text:style-name="P15" text:outline-level="1"><text:span text:style-name="T5">Cuando </text:span><text:span text:style-name="T16">llegan</text:span><text:span text:style-name="T5"> ofrendas para esta comunidad, todas se guardan en un almacén central. Cuando un monje desea algo, se le concederá según </text:span><text:span text:style-name="T16">sea apropiado, con la aprobación de la Sangha,</text:span></text:h>
        </text:list-item>
        <text:list-item>
          <text:h text:style-name="P13" text:outline-level="1"><text:span text:style-name="T5">No charle</text:span><text:span text:style-name="T17">is</text:span><text:span text:style-name="T5"> en grupo durante el día y la noche </text:span><text:span text:style-name="T17">por todos sitios</text:span><text:span text:style-name="T5">, ni </text:span><text:span text:style-name="T17">aún </text:span><text:span text:style-name="T5">siquiera en </text:span><text:span text:style-name="T17">vuestra</text:span><text:span text:style-name="T5"> kuti, a menos que haya una razón necesaria; aun así, no te conviertas en un ‘sociable’ riéndo y armando escándalo. No fumes ni mastiques nuez de betel.</text:span></text:h>
        </text:list-item>
        <text:list-item>
          <text:h text:style-name="P14" text:outline-level="1">Enviar o recibir cartas, documentos u otros materiales fuera del monasterio requiere la notificación a la Sangha o a su líder en cada ocasión. Cuando la Sangha o su líder lo considere apropiado, entonces podrás enviar o recibir.</text:h>
        </text:list-item>
        <text:list-item>
          <text:h text:style-name="P13" text:outline-level="1"><text:span text:style-name="T18">B</text:span><text:span text:style-name="T5">hikkhus y novicios que deseen venir a este monasterio </text:span><text:span text:style-name="T18">para</text:span><text:span text:style-name="T5"> practicar deben obtener una carta de recomendación de su preceptor y traer su </text:span><text:span text:style-name="T19">bai-suddhi </text:span><text:span text:style-name="T5">con antelación; </text:span><text:span text:style-name="T18">solo entonces será</text:span><text:span text:style-name="T5"> </text:span><text:span text:style-name="T18">posible </text:span><text:span text:style-name="T5">hacerlo.</text:span></text:h>
        </text:list-item>
        <text:list-item>
          <text:h text:style-name="P13" text:outline-level="1"><text:span text:style-name="T5">Los monjes y novicios visitantes que </text:span><text:span text:style-name="T18">vengan a alojarse </text:span><text:span text:style-name="T5">debe</text:span><text:span text:style-name="T18">rán</text:span><text:span text:style-name="T5"> mostrar su bai-suddhi a la Sangha o al líder de la Sangha la primera noche. Pueden organizar su estancia por un período no </text:span><text:span text:style-name="T18">superior</text:span><text:span text:style-name="T5"> a tres noches, a menos que exista una razón justificada.</text:span></text:h>
        </text:list-item>
      </text:list>
      <text:h text:style-name="P16" text:outline-level="1"><text:span text:style-name="T5">Si alguien desobedece estas normas de la Sangha, la Sangha tiene plena autoridad para </text:span><text:span text:style-name="T20">lidiar con</text:span><text:span text:style-name="T5"> el asunto.</text:span></text:h>
      <text:h text:style-name="P17" text:outline-level="1">L.P. Chah Subhaddo (Phra Bodhiñanathera) <text:s/><text:span text:style-name="T21">1 de Enero</text:span> <text:span text:style-name="T21">de</text:span> 2520.</text:h>
      <text:h text:style-name="P18" text:outline-level="1"/>
      <text:h text:style-name="P18" text:outline-level="1"/>
      <text:h text:style-name="P18" text:outline-level="1"><text:soft-page-break/></text:h>
      <text:h text:style-name="P18" text:outline-level="1"/>
      <text:h text:style-name="P18" text:outline-level="1"/>
      <text:list text:style-name="WWNum4">
        <text:list-item>
          <text:list>
            <text:list-item>
              <text:h text:style-name="P19" text:outline-level="2"><text:span text:style-name="T22">ข้อกติกาสงฆ์ในสำนักนี้ </text:span><text:span text:style-name="T23">(</text:span><text:span text:style-name="T22">วัดหนองป่าพง</text:span><text:span text:style-name="T23">)</text:span></text:h>
            </text:list-item>
          </text:list>
        </text:list-item>
      </text:list>
      <text:h text:style-name="P20" text:outline-level="1">1. พระเณรห้ามขอของแต่คนใช่ญาติใช่ปวารณา และห้ามติดต่อกับคฤหัสถ์ และนักบวชอันเป็นวิสภาคกับพุทธศาสนา<text:line-break/>2. ห้ามบอกและเรียนติรัจฉานวิชา บอกเลข ทำน้ำมนต์ หมอยา หมอดู ทำและแจกจ่ายวัตถุมงคลต่าง ๆฯ<text:line-break/>3. พระผู้มีพรรษาหย่อน 5 ห้ามไม่ให้เที่ยวไปแต่ลำพังตัวเอง เว้นแต่มีเหตุจำเป็นหรือมีอาจารย์ผู้สมควรติดตามไปด้วย<text:line-break/>4. เมื่อจะทำอะไรให้ปรึกษาสงฆ์ หรือ ผู้เป็นประธานในสงฆ์เสียก่อน เมื่อเห็นว่าเป็นธรรม เป็นวินัย และจึงทำอย่าทำตามอำนาจตัวเองฯ<text:line-break/>5. ให้ยินดีในเสนาสนะที่สงฆ์จัดให้ และให้ทำความสะอาดเก็บกวาดกุฏิ ถนนเข้าออกให้สะอาด<text:line-break/>6. เมื่อกิจของสงฆ์เกิดขึ้นให้พร้อมกันทำ เมื่อเลิกให้พร้อมกันเลิก อย่าทำตนให้เป็นที่รังเกียจของหมู่คณะ คือ เป็นผู้มายาสาไถย หลีกเลี่ยง แก้ตัว<text:line-break/>7. เมื่อฉันบิณฑบาต เก็บบาตร ล้างบาตร กวาดวัด ตักน้ำ สรงน้ำ จัดโรงฉัน ย้อมผ้า ฟังเทศน์เหล่านี้ ห้ามมิให้คุยกันพึงตั้งใจทำกิจนั้นจริงๆ<text:line-break/>8. เมื่อฉันเสร็จแล้ว ให้พร้อมกันเก็บกวาดโรงฉันให้เรียบร้อยเสียก่อน แล้วจึงกราบพระพร้อมกัน และ นำบริขารของตนกลับกุฏิโดยสงบฯ<text:line-break/><text:soft-page-break/>9. ให้ทำตนเป็นผู้มักน้อยในการพูด กิน นอน ร่าเริง จงเป็นผู้ตื่นอยู่ด้วยความเพียร และจงช่วยกันพยาบาล ภิกษุ สามเณร อาพาธด้วยความเมตตาฯ<text:line-break/>10. ห้ามรับเงินและทอง และห้ามผู้อื่นเก็บไว้เพื่อตน ห้ามซื้อขายแลกเปลี่ยนฯ<text:line-break/>11. เมื่อเอกลาภเกิดขึ้นในสงฆ์หมู่นี้ ให้เก็บไว้เป็นกองกลาง เมื่อท่านองค์ใดต้องการ ให้สงฆ์อนุมัติแก่ท่าน องค์นั้น โดยสมควร<text:line-break/>12. ห้ามคุยกันเป็นกลุ่มก้อนทั้งกลางวันและกลางคืนในที่ทั่วไป หรือในกุฏิ เว้นแต่มีเหตุจำเป็นถึงกระนั้นก็อย่าเป็นผู้คลุกคลีและเอิกเกริกเฮฮา ห้ามสูบบุหรี่ กินหมากฯ<text:line-break/>13. การรับและส่งจดหมาย เอกสาร หรือวัตถุต่างๆ ภายนอกห้องแจ้งต่อสงฆ์ หรือผู้เป็นประธานสงฆ์รับทราบทุกคราวไป เมื่อสงฆ์หรือผู้เป็นประธานสงฆ์เห็นสมควรแล้ว จึงรับส่งได้ฯ<text:line-break/>14. พระเณรที่มุ่งเข้ามาปฏิบัติในสำนักนี้ เบื้องต้นต้องได้รับใบฝากจากอุปัชฌาย์อาจารย์ของตน และย้ายสุทธิมาให้ถูกต้องเสียก่อนจึงจะใช้ได้ฯ<text:line-break/>15. พระเณรที่เป็นอาคันตุกะมาพักอาศัย ต้องนำสุทธิแจ้งสงฆ์ หรือผู้เป็นประธานสงฆ์ในคืนแรก และมีกำหนดให้พักได้ไม่เกิน 3 คืน เว้นแต่มีเหตุจำเป็นฯ</text:h>
      <text:h text:style-name="P21" text:outline-level="1">ข้อกติกาสงฆ์เหล่านี้เมื่อผู้ใดฝ่าฝืนสงฆ์มีอำนาจเต็มที่ที่จะบริหาร</text:h>
      <text:h text:style-name="P22" text:outline-level="1">พระโพธิญาณเถร ประกาศ ณ วันที่ 1 มกราคม 2520</text:h>
      <text:h text:style-name="P23" text:outline-level="1"><text:span text:style-name="T2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byssinica SIL" svg:font-family="'Abyssinica SIL'" style:font-pitch="variable"/>
    <style:font-face style:name="Alegreya Sans" svg:font-family="'Alegreya Sans'" style:font-family-generic="swiss" style:font-pitch="variable"/>
    <style:font-face style:name="Alegreya Sans Medium" svg:font-family="'Alegreya Sans Medium'" style:font-family-generic="swiss" style:font-pitch="variable"/>
    <style:font-face style:name="Browallia New" svg:font-family="'Browallia New'" style:font-family-generic="roman" style:font-pitch="variable"/>
    <style:font-face style:name="Browallia New1" svg:font-family="'Browallia Ne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ali Charter" svg:font-family="'Pali Charter'" style:font-family-generic="system" style:font-pitch="variable"/>
    <style:font-face style:name="Pali Charter SmC" svg:font-family="'Pali Charter SmC'" style:font-family-generic="roman" style:font-pitch="variable"/>
    <style:font-face style:name="Pali Charter SmC1" svg:font-family="'Pali Charter SmC'" style:font-family-generic="system" style:font-pitch="variable"/>
    <style:font-face style:name="Times New Roman" svg:font-family="'Times New Roman'" style:font-family-generic="system" style:font-pitch="variable"/>
  </office:font-face-decls>
  <office:styles>
    <draw:fill-image draw:name="Border_25_2048_25_20US" draw:display-name="Border%2048%20US" xlink:href="Pictures/1000455A0000547000006D3EFD5FB852.svg" xlink:type="simple" xlink:show="embed" xlink:actuate="onLoad"/>
    <draw:fill-image draw:name="Border_25_2093_25_20_28_US_25_20size_29_" draw:display-name="Border%2093%20(US%20size)" xlink:href="Pictures/100081C90000547000006D3EA2477908.svg" xlink:type="simple" xlink:show="embed" xlink:actuate="onLoad"/>
    <draw:fill-image draw:name="Floral-Border-A4--Arvin61r58" xlink:href="Pictures/100382BF000052220000741E30E7169A.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fo:hyphenation-keep="auto" loext:hyphenation-keep-type="column" style:vertical-align="top" style:writing-mode="lr-tb"/>
      <style:text-properties style:text-position="0% 100%" fo:font-size="12pt" fo:language="en" fo:country="US" style:text-blinking="false" style:font-size-asian="12pt" style:language-asian="en" style:country-asian="US" style:font-size-complex="14pt" style:language-complex="th" style:country-complex="TH"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fo:margin-top="0in" fo:margin-bottom="0.0835in" style:contextual-spacing="false" style:line-height-at-least="0.0008in" fo:orphans="0" fo:widows="0" fo:hyphenation-ladder-count="no-limit" fo:hyphenation-keep="auto" loext:hyphenation-keep-type="column" style:vertical-align="top"/>
      <style:text-properties style:text-position="0% 100%" fo:font-size="12pt" fo:language="en" fo:country="US" style:letter-kerning="true" style:text-blinking="false" style:font-size-asian="12pt" style:language-asian="hi" style:country-asian="IN" style:font-size-complex="12pt" style:language-complex="hi" style:country-complex="IN" style:text-emphasize="none" style:text-scale="100%"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chapter">
      <style:paragraph-properties fo:margin-top="0.1665in" fo:margin-bottom="0.0835in" style:contextual-spacing="false" style:line-height-at-least="0.0008in" fo:orphans="0" fo:widows="0" fo:hyphenation-ladder-count="no-limit" fo:hyphenation-keep="auto" loext:hyphenation-keep-type="column" fo:keep-with-next="always" style:vertical-align="top"/>
      <style:text-properties style:text-position="0% 100%" fo:font-size="18pt" fo:language="en" fo:country="US" fo:font-weight="bold" style:letter-kerning="true" style:text-blinking="false" style:font-size-asian="18pt" style:language-asian="hi" style:country-asian="IN" style:font-weight-asian="bold" style:font-size-complex="18pt" style:language-complex="hi" style:country-complex="IN" style:font-weight-complex="bold" style:text-emphasize="none" style:text-scale="100%"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text-properties style:text-position="0% 100%" style:text-blinking="false" style:text-emphasize="none" style:text-scale="100%"/>
    </style:style>
    <style:style style:name="Heading_20_2_20_Char" style:display-name="Heading 2 Char" style:family="text">
      <style:text-properties style:text-position="0% 100%" fo:font-size="18pt" fo:font-weight="bold" style:letter-kerning="true" style:text-blinking="false" style:font-size-asian="18pt" style:language-asian="hi" style:country-asian="IN" style:font-weight-asian="bold" style:font-size-complex="18pt" style:language-complex="hi" style:country-complex="IN" style:font-weight-complex="bold" style:text-emphasize="none" style:text-scale="100%"/>
    </style:style>
    <style:style style:name="Body_20_Text_20_Char" style:display-name="Body Text Char" style:family="text">
      <style:text-properties style:text-position="0% 100%" fo:font-size="12pt" style:letter-kerning="true" style:text-blinking="false" style:font-size-asian="12pt" style:language-asian="hi" style:country-asian="IN" style:font-size-complex="12pt" style:language-complex="hi" style:country-complex="IN" style:text-emphasize="none" style:text-scale="100%"/>
    </style:style>
    <style:style style:name="ListLabel_20_1" style:display-name="ListLabel 1" style:family="text">
      <style:text-properties style:text-position="0% 100%" style:font-name="Georgia" fo:font-family="Georgia" style:font-family-generic="roman" style:font-pitch="variable" fo:font-size="13pt" style:text-underline-style="non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color="#000000" loext:opacity="100%" style:text-position="0% 100%" style:font-name="Calibri" fo:font-family="Calibri" style:font-family-generic="roman" style:font-pitch="variable" fo:font-size="10pt" fo:font-weight="normal" style:font-name-asian="Pali Charter" style:font-family-asian="'Pali Charter'" style:font-family-generic-asian="system" style:font-pitch-asian="variable" style:font-size-asian="10pt" style:font-weight-asian="normal" style:font-name-complex="Pali Charter" style:font-family-complex="'Pali Charter'" style:font-family-generic-complex="system" style:font-pitch-complex="variable" style:font-size-complex="10pt"/>
    </style:style>
    <style:style style:name="ListLabel_20_11" style:display-name="ListLabel 11" style:family="text">
      <style:text-properties fo:color="#000000" loext:opacity="100%" style:text-position="0% 100%" style:font-name="Calibri" fo:font-family="Calibri" style:font-family-generic="roman" style:font-pitch="variable" fo:font-size="10pt" fo:font-weight="normal" style:font-name-asian="Pali Charter" style:font-family-asian="'Pali Charter'" style:font-family-generic-asian="system" style:font-pitch-asian="variable" style:font-size-asian="10pt" style:font-weight-asian="normal" style:font-name-complex="Pali Charter" style:font-family-complex="'Pali Charter'" style:font-family-generic-complex="system" style:font-pitch-complex="variable" style:font-size-complex="10pt"/>
    </style:style>
    <style:style style:name="ListLabel_20_12" style:display-name="ListLabel 12" style:family="text">
      <style:text-properties style:text-position="0% 100%"/>
    </style:style>
    <style:style style:name="ListLabel_20_13" style:display-name="ListLabel 13" style:family="text">
      <style:text-properties style:text-position="0% 100%" style:font-name="Browallia New" fo:font-family="'Browallia New'" style:font-family-generic="roman" style:font-pitch="variable" fo:font-weight="normal"/>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1181in" fo:margin-left="0.3154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Numbering_20_Symbols" loext:num-list-format="%1%)" style:num-suffix=")" style:num-format="1" text:start-value="0">
        <style:list-level-properties text:list-level-position-and-space-mode="label-alignment">
          <style:list-level-label-alignment text:label-followed-by="listtab" fo:text-indent="-0.248in"/>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text:start-value="0">
        <style:list-level-properties text:list-level-position-and-space-mode="label-alignment">
          <style:list-level-label-alignment text:label-followed-by="listtab" fo:text-indent="-0.248in"/>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13"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Label_20_14"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15"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Label_20_16"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Label_20_17"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Label_20_18"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Label_20_19"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Label_20_20"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25in" fo:margin-bottom="0.1252in" fo:margin-left="0.8752in" fo:margin-right="1.1429in" fo:border="none" fo:padding="0.0598in" style:writing-mode="lr-tb" style:layout-grid-color="#c0c0c0" style:layout-grid-lines="28747" style:layout-grid-base-height="0.0693in" style:layout-grid-ruby-height="0in" style:layout-grid-mode="none" style:layout-grid-ruby-below="false" style:layout-grid-print="false" style:layout-grid-display="false" style:layout-grid-base-width="0.1665in" style:layout-grid-snap-to="true" draw:fill="bitmap" draw:fill-image-name="Border_25_2093_25_20_28_US_25_20size_29_" style:repeat="stretch" draw:fill-image-ref-point-x="0%" draw:fill-image-ref-point-y="0%" draw:fill-image-ref-point="center" style:footnote-max-height="0in" loext:margin-gutter="0in">
        <style:background-image xlink:href="Pictures/100081C90000547000006D3EA2477908.sv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Border_25_2093_25_20_28_US_25_20size_29_" style:repeat="stretch" draw:fill-image-ref-point-x="0%" draw:fill-image-ref-point-y="0%" draw:fill-image-ref-point="center"/>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5-23T21:04:00</meta:creation-date>
    <meta:initial-creator>citta</meta:initial-creator>
    <meta:generator>LibreOffice/25.2.2.2$Linux_X86_64 LibreOffice_project/520$Build-2</meta:generator>
    <dc:date>2025-05-04T16:30:40.324461193</dc:date>
    <meta:editing-duration>PT1H51M3S</meta:editing-duration>
    <meta:editing-cycles>27</meta:editing-cycles>
    <meta:print-date>2025-05-04T16:20:16.547283357</meta:print-date>
    <meta:printed-by>PDF files</meta:printed-by>
    <meta:document-statistic meta:table-count="0" meta:image-count="0" meta:object-count="0" meta:page-count="4" meta:paragraph-count="40" meta:word-count="2585" meta:character-count="8312" meta:non-whitespace-character-count="7135"/>
  </office:meta>
</office:document-meta>
</file>